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de Line</text:p>
          </table:table-cell>
          <table:table-cell table:style-name="ce1" office:value-type="string" calcext:value-type="string">
            <text:p>Comment Lines</text:p>
          </table:table-cell>
          <table:table-cell table:style-name="ce1"/>
          <table:table-cell table:style-name="ce1" office:value-type="string" calcext:value-type="string">
            <text:p>TS Lin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rc/app/app.component.css</text:p>
          </table:table-cell>
          <table:table-cell office:value-type="float" office:value="539" calcext:value-type="float">
            <text:p>53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[.B2]+[.C2]+[.D2]" office:value-type="float" office:value="650" calcext:value-type="float">
            <text:p>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pp.component.html</text:p>
          </table:table-cell>
          <table:table-cell office:value-type="float" office:value="4087" calcext:value-type="float">
            <text:p>4087</text:p>
          </table:table-cell>
          <table:table-cell office:value-type="float" office:value="204" calcext:value-type="float">
            <text:p>204</text:p>
          </table:table-cell>
          <table:table-cell office:value-type="float" office:value="427" calcext:value-type="float">
            <text:p>427</text:p>
          </table:table-cell>
          <table:table-cell table:formula="of:=[.B3]+[.C3]+[.D3]" office:value-type="float" office:value="4718" calcext:value-type="float">
            <text:p>47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pp.component.ts</text:p>
          </table:table-cell>
          <table:table-cell office:value-type="float" office:value="5284" calcext:value-type="float">
            <text:p>5284</text:p>
          </table:table-cell>
          <table:table-cell office:value-type="float" office:value="855" calcext:value-type="float">
            <text:p>855</text:p>
          </table:table-cell>
          <table:table-cell office:value-type="float" office:value="1703" calcext:value-type="float">
            <text:p>1703</text:p>
          </table:table-cell>
          <table:table-cell table:formula="of:=[.B4]+[.C4]+[.D4]" office:value-type="float" office:value="7842" calcext:value-type="float">
            <text:p>78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pp.module.ts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B5]+[.C5]+[.D5]"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pp.routing.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authguard.service.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a.datagrid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8]+[.C8]+[.D8]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a.datagrid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B9]+[.C9]+[.D9]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a.datagrid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B10]+[.C10]+[.D10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auditTrail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1]+[.C11]+[.D11]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auditTrail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2]+[.C12]+[.D12]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auditTrail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3]+[.C13]+[.D13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Content.component.css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14]+[.C14]+[.D14]"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Content.component.html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5]+[.C15]+[.D15]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Content.component.ts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[.B16]+[.C16]+[.D16]"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s.component.css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formula="of:=[.B17]+[.C17]+[.D17]"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s.component.html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]+[.C18]+[.D18]"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messages.component.ts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formula="of:=[.B19]+[.C19]+[.D19]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email.component.css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B20]+[.C20]+[.D20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email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1]+[.C21]+[.D21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email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2]+[.C22]+[.D22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message.component.cs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+[.C23]+[.D23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message.component.ht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4]+[.C24]+[.D24]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endmessage.component.t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5]+[.C25]+[.D25]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ystemMessage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26]+[.C26]+[.D26]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ystemMessages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7]+[.C27]+[.D27]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systemMessages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8]+[.C28]+[.D28]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add.component.css</text:p>
          </table:table-cell>
          <table:table-cell office:value-type="float" office:value="232" calcext:value-type="float">
            <text:p>23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formula="of:=[.B29]+[.C29]+[.D29]"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add.component.html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30]+[.C30]+[.D30]"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add.component.ts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[.B31]+[.C31]+[.D31]"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s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[.B32]+[.C32]+[.D32]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s.component.html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B33]+[.C33]+[.D33]" office:value-type="float" office:value="245" calcext:value-type="float">
            <text:p>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laborate.task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B34]+[.C34]+[.D34]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our.picker.component.cs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5]+[.C35]+[.D35]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our.picker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+[.C36]+[.D36]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colour.picker.component.t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37]+[.C37]+[.D37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comments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38]+[.C38]+[.D38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comments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9]+[.C39]+[.D39]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comments.component.ts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B40]+[.C40]+[.D40]"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ataquality.component.css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41]+[.C41]+[.D41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ataquality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2]+[.C42]+[.D42]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ataquality.component.ts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B43]+[.C43]+[.D43]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.component.css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formula="of:=[.B44]+[.C44]+[.D44]"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.component.htm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45]+[.C45]+[.D45]"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.component.ts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B46]+[.C46]+[.D46]"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Bulk.component.css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47]+[.C47]+[.D47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Bulk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48]+[.C48]+[.D48]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leteBulk.component.ts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B49]+[.C49]+[.D49]"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scription.component.css</text:p>
          </table:table-cell>
          <table:table-cell office:value-type="float" office:value="283" calcext:value-type="float">
            <text:p>283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table:formula="of:=[.B50]+[.C50]+[.D50]" office:value-type="float" office:value="371" calcext:value-type="float">
            <text:p>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scription.component.html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51]+[.C51]+[.D51]"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escription.component.ts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formula="of:=[.B52]+[.C52]+[.D52]"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iscard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53]+[.C53]+[.D5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iscard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54]+[.C54]+[.D5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discard.component.ts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B55]+[.C55]+[.D55]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export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B56]+[.C56]+[.D56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export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7]+[.C57]+[.D57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export.component.ts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B58]+[.C58]+[.D58]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help.component.css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9]+[.C59]+[.D59]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help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60]+[.C60]+[.D60]"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help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61]+[.C61]+[.D61]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new.component.css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B62]+[.C62]+[.D62]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new.component.htm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63]+[.C63]+[.D63]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new.component.ts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formula="of:=[.B64]+[.C64]+[.D64]"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open.component.css</text:p>
          </table:table-cell>
          <table:table-cell office:value-type="float" office:value="437" calcext:value-type="float">
            <text:p>437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table:formula="of:=[.B65]+[.C65]+[.D65]" office:value-type="float" office:value="573" calcext:value-type="float">
            <text:p>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open.component.html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B66]+[.C66]+[.D66]" office:value-type="float" office:value="347" calcext:value-type="float">
            <text:p>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open.component.ts</text:p>
          </table:table-cell>
          <table:table-cell office:value-type="float" office:value="430" calcext:value-type="float">
            <text:p>430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formula="of:=[.B67]+[.C67]+[.D67]"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print.component.css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68]+[.C68]+[.D68]"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print.component.htm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9]+[.C69]+[.D69]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print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70]+[.C70]+[.D70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rename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formula="of:=[.B71]+[.C71]+[.D71]"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rename.component.html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72]+[.C72]+[.D72]"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rename.component.ts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formula="of:=[.B73]+[.C73]+[.D73]" office:value-type="float" office:value="377" calcext:value-type="float">
            <text:p>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.component.css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74]+[.C74]+[.D74]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5]+[.C75]+[.D75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.component.ts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B76]+[.C76]+[.D7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as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B77]+[.C77]+[.D77]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a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8]+[.C78]+[.D78]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aveas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79]+[.C79]+[.D79]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.component.css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80]+[.C80]+[.D80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.component.htm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81]+[.C81]+[.D81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.component.ts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82]+[.C82]+[.D82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Edit.component.css</text:p>
          </table:table-cell>
          <table:table-cell office:value-type="float" office:value="525" calcext:value-type="float">
            <text:p>525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table:formula="of:=[.B83]+[.C83]+[.D83]" office:value-type="float" office:value="687" calcext:value-type="float">
            <text:p>6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Edit.component.html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84]+[.C84]+[.D84]" office:value-type="float" office:value="532" calcext:value-type="float">
            <text:p>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cheduleEdit.component.ts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[.B85]+[.C85]+[.D85]"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hare.component.css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B86]+[.C86]+[.D86]"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hare.component.html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87]+[.C87]+[.D87]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hare.component.ts</text:p>
          </table:table-cell>
          <table:table-cell office:value-type="float" office:value="227" calcext:value-type="float">
            <text:p>227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formula="of:=[.B88]+[.C88]+[.D88]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napshots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B89]+[.C89]+[.D89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napshots.component.htm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0]+[.C90]+[.D90]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napshot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[.B91]+[.C91]+[.D91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ubscribe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B92]+[.C92]+[.D92]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ubscribe.component.html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3]+[.C93]+[.D93]"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subscribe.component.ts</text:p>
          </table:table-cell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[.B94]+[.C94]+[.D94]"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b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95]+[.C95]+[.D95]" office:value-type="float" office:value="174" calcext:value-type="float">
            <text:p>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b.component.html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96]+[.C96]+[.D96]"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b.component.ts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[.B97]+[.C97]+[.D97]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gs.component.css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B98]+[.C98]+[.D98]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gs.component.htm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9]+[.C99]+[.D99]" office:value-type="float" office:value="130" calcext:value-type="float">
            <text:p>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ags.component.ts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formula="of:=[.B100]+[.C100]+[.D100]"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emplate.component.css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B101]+[.C101]+[.D101]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emplate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02]+[.C102]+[.D102]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emplate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103]+[.C103]+[.D103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heme.component.css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heme.component.htm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05]+[.C105]+[.D105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heme.component.ts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B106]+[.C106]+[.D106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reeview.component.css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107]+[.C107]+[.D107]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reeview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08]+[.C108]+[.D108]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treeview.component.ts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B109]+[.C109]+[.D109]"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usagestat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10]+[.C110]+[.D110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usagestats.component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11]+[.C111]+[.D111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shboard.usagestats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12]+[.C112]+[.D112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businessGlossary.component.css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3]+[.C113]+[.D113]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businessGlossary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14]+[.C114]+[.D114]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businessGlossary.component.ts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B115]+[.C115]+[.D115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append.component.css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116]+[.C116]+[.D116]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append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17]+[.C117]+[.D117]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append.component.ts</text:p>
          </table:table-cell>
          <table:table-cell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formula="of:=[.B118]+[.C118]+[.D118]"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component.css</text:p>
          </table:table-cell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[.B119]+[.C119]+[.D119]"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component.html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20]+[.C120]+[.D120]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combination.component.ts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[.B121]+[.C121]+[.D121]"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Overview.component.css</text:p>
          </table:table-cell>
          <table:table-cell office:value-type="float" office:value="527" calcext:value-type="float">
            <text:p>527</text:p>
          </table:table-cell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  <table:table-cell table:formula="of:=[.B122]+[.C122]+[.D122]"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Overview.component.html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formula="of:=[.B123]+[.C123]+[.D123]" office:value-type="float" office:value="429" calcext:value-type="float">
            <text:p>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Overview.component.ts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formula="of:=[.B124]+[.C124]+[.D124]"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Schedule.component.css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125]+[.C125]+[.D125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Schedule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26]+[.C126]+[.D126]"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Schedule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27]+[.C127]+[.D127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ScheduleEdit.component.css</text:p>
          </table:table-cell>
          <table:table-cell office:value-type="float" office:value="541" calcext:value-type="float">
            <text:p>541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table:formula="of:=[.B128]+[.C128]+[.D128]" office:value-type="float" office:value="708" calcext:value-type="float">
            <text:p>7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ScheduleEdit.component.html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29]+[.C129]+[.D129]"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ScheduleEdit.component.ts</text:p>
          </table:table-cell>
          <table:table-cell office:value-type="float" office:value="318" calcext:value-type="float">
            <text:p>318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formula="of:=[.B130]+[.C130]+[.D130]"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Usage.component.css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131]+[.C131]+[.D131]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Usage.component.htm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2]+[.C132]+[.D132]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atasourceUsage.component.t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formula="of:=[.B133]+[.C133]+[.D133]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eleteDatasource.component.css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134]+[.C134]+[.D134]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eleteDatasource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35]+[.C135]+[.D135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eleteDatasource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[.B136]+[.C136]+[.D136]"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ction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37]+[.C137]+[.D137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ctionary.component.ht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8]+[.C138]+[.D138]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ction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9]+[.C139]+[.D139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export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140]+[.C140]+[.D140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export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41]+[.C141]+[.D141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export.component.ts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B142]+[.C142]+[.D142]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CSV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B143]+[.C143]+[.D143]"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CSV.component.html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44]+[.C144]+[.D144]"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CSV.component.ts</text:p>
          </table:table-cell>
          <table:table-cell office:value-type="float" office:value="327" calcext:value-type="float">
            <text:p>327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formula="of:=[.B145]+[.C145]+[.D145]" office:value-type="float" office:value="441" calcext:value-type="float">
            <text:p>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JSON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B146]+[.C146]+[.D146]"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JSON.component.html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47]+[.C147]+[.D147]"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JSON.component.ts</text:p>
          </table:table-cell>
          <table:table-cell office:value-type="float" office:value="326" calcext:value-type="float">
            <text:p>326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formula="of:=[.B148]+[.C148]+[.D148]"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Spreadsheet.component.css</text:p>
          </table:table-cell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B149]+[.C149]+[.D149]"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Spreadsheet.component.html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50]+[.C150]+[.D150]"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fileSpreadsheet.component.ts</text:p>
          </table:table-cell>
          <table:table-cell office:value-type="float" office:value="378" calcext:value-type="float">
            <text:p>378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formula="of:=[.B151]+[.C151]+[.D151]" office:value-type="float" office:value="496" calcext:value-type="float">
            <text:p>4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googleSheets.component.css</text:p>
          </table:table-cell>
          <table:table-cell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[.B152]+[.C152]+[.D152]"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googleSheets.component.html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53]+[.C153]+[.D153]"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googleSheets.component.ts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formula="of:=[.B154]+[.C154]+[.D154]"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import.component.css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155]+[.C155]+[.D155]"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import.component.htm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56]+[.C156]+[.D156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import.component.ts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formula="of:=[.B157]+[.C157]+[.D157]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Nosql.component.css</text:p>
          </table:table-cell>
          <table:table-cell office:value-type="float" office:value="223" calcext:value-type="float">
            <text:p>223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158]+[.C158]+[.D158]" office:value-type="float" office:value="302" calcext:value-type="float">
            <text:p>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Nosql.component.html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59]+[.C159]+[.D159]"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Nosql.component.ts</text:p>
          </table:table-cell>
          <table:table-cell office:value-type="float" office:value="273" calcext:value-type="float">
            <text:p>27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[.B160]+[.C160]+[.D160]"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queryBuilder.component.css</text:p>
          </table:table-cell>
          <table:table-cell office:value-type="float" office:value="265" calcext:value-type="float">
            <text:p>26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formula="of:=[.B161]+[.C161]+[.D161]" office:value-type="float" office:value="355" calcext:value-type="float">
            <text:p>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queryBuilder.component.html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162]+[.C162]+[.D162]"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queryBuilder.component.ts</text:p>
          </table:table-cell>
          <table:table-cell office:value-type="float" office:value="430" calcext:value-type="float">
            <text:p>430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formula="of:=[.B163]+[.C163]+[.D163]" office:value-type="float" office:value="552" calcext:value-type="float">
            <text:p>5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service.component.css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164]+[.C164]+[.D164]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service.component.htm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65]+[.C165]+[.D165]"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servic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166]+[.C166]+[.D166]" office:value-type="float" office:value="146" calcext:value-type="float">
            <text:p>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sqlEditor.component.css</text:p>
          </table:table-cell>
          <table:table-cell office:value-type="float" office:value="269" calcext:value-type="float">
            <text:p>269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formula="of:=[.B167]+[.C167]+[.D167]"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sqlEditor.component.html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168]+[.C168]+[.D168]" office:value-type="float" office:value="282" calcext:value-type="float">
            <text:p>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sqlEditor.component.ts</text:p>
          </table:table-cell>
          <table:table-cell office:value-type="float" office:value="329" calcext:value-type="float">
            <text:p>32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formula="of:=[.B169]+[.C169]+[.D169]"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web.component.css</text:p>
          </table:table-cell>
          <table:table-cell office:value-type="float" office:value="138" calcext:value-type="float">
            <text:p>13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formula="of:=[.B170]+[.C170]+[.D170]"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web.component.html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71]+[.C171]+[.D171]"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direct.web.component.ts</text:p>
          </table:table-cell>
          <table:table-cell office:value-type="float" office:value="301" calcext:value-type="float">
            <text:p>30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[.B172]+[.C172]+[.D172]" office:value-type="float" office:value="383" calcext:value-type="float">
            <text:p>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editDatasource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173]+[.C173]+[.D173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editDatasource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74]+[.C174]+[.D174]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editDatasource.component.ts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formula="of:=[.B175]+[.C175]+[.D175]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busGlossary.component.css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B176]+[.C176]+[.D176]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busGlossary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77]+[.C177]+[.D177]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busGlossary.component.ts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[.B178]+[.C178]+[.D178]"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connection.component.css</text:p>
          </table:table-cell>
          <table:table-cell office:value-type="float" office:value="193" calcext:value-type="float">
            <text:p>193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formula="of:=[.B179]+[.C179]+[.D179]"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connection.component.html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80]+[.C180]+[.D180]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connection.component.ts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formula="of:=[.B181]+[.C181]+[.D181]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Dictionary.component.css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182]+[.C182]+[.D182]"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Dictionary.component.htm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3]+[.C183]+[.D183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Dictionary.component.ts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[.B184]+[.C184]+[.D184]"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Ownership.component.css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B185]+[.C185]+[.D185]"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Ownership.component.html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86]+[.C186]+[.D186]"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Ownership.component.ts</text:p>
          </table:table-cell>
          <table:table-cell office:value-type="float" office:value="215" calcext:value-type="float">
            <text:p>21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formula="of:=[.B187]+[.C187]+[.D187]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Quality.component.css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formula="of:=[.B188]+[.C188]+[.D188]"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Quality.component.html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89]+[.C189]+[.D189]"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dataQuality.component.ts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formula="of:=[.B190]+[.C190]+[.D190]"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graph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formula="of:=[.B191]+[.C191]+[.D191]"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graphqlEditor.component.html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2]+[.C192]+[.D192]" office:value-type="float" office:value="201" calcext:value-type="float">
            <text:p>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graphqlEditor.component.ts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193]+[.C193]+[.D193]" office:value-type="float" office:value="414" calcext:value-type="float">
            <text:p>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neo4j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formula="of:=[.B194]+[.C194]+[.D194]"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neo4j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5]+[.C195]+[.D195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neo4jEditor.component.ts</text:p>
          </table:table-cell>
          <table:table-cell office:value-type="float" office:value="307" calcext:value-type="float">
            <text:p>30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196]+[.C196]+[.D196]" office:value-type="float" office:value="404" calcext:value-type="float">
            <text:p>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no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formula="of:=[.B197]+[.C197]+[.D197]"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no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98]+[.C198]+[.D198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noSqlEditor.component.ts</text:p>
          </table:table-cell>
          <table:table-cell office:value-type="float" office:value="268" calcext:value-type="float">
            <text:p>26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[.B199]+[.C199]+[.D199]"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overlay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formula="of:=[.B200]+[.C200]+[.D200]"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overlayEditor.component.html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formula="of:=[.B201]+[.C201]+[.D201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overlayEditor.component.ts</text:p>
          </table:table-cell>
          <table:table-cell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formula="of:=[.B202]+[.C202]+[.D202]"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queryBuilder.component.css</text:p>
          </table:table-cell>
          <table:table-cell office:value-type="float" office:value="238" calcext:value-type="float">
            <text:p>23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B203]+[.C203]+[.D203]"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queryBuilder.component.html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204]+[.C204]+[.D204]" office:value-type="float" office:value="254" calcext:value-type="float">
            <text:p>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queryBuilder.component.ts</text:p>
          </table:table-cell>
          <table:table-cell office:value-type="float" office:value="456" calcext:value-type="float">
            <text:p>456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formula="of:=[.B205]+[.C205]+[.D205]" office:value-type="float" office:value="592" calcext:value-type="float">
            <text:p>5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sqlEditor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formula="of:=[.B206]+[.C206]+[.D206]"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sqlEditor.component.html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07]+[.C207]+[.D207]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managed.sqlEditor.component.ts</text:p>
          </table:table-cell>
          <table:table-cell office:value-type="float" office:value="306" calcext:value-type="float">
            <text:p>30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208]+[.C208]+[.D208]"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once.component.css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209]+[.C209]+[.D209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onc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10]+[.C210]+[.D210]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once.component.ts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formula="of:=[.B211]+[.C211]+[.D211]"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repeat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212]+[.C212]+[.D212]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repeat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13]+[.C213]+[.D213]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refresh.repeat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214]+[.C214]+[.D214]" office:value-type="float" office:value="143" calcext:value-type="float">
            <text:p>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hare.component.css</text:p>
          </table:table-cell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formula="of:=[.B215]+[.C215]+[.D215]"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hare.component.html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216]+[.C216]+[.D216]"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hare.component.ts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formula="of:=[.B217]+[.C217]+[.D217]"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umm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218]+[.C218]+[.D218]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ummary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19]+[.C219]+[.D219]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summ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20]+[.C220]+[.D220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transformation.component.css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formula="of:=[.B221]+[.C221]+[.D221]"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transformation.component.html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22]+[.C222]+[.D222]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data.transformation.component.ts</text:p>
          </table:table-cell>
          <table:table-cell office:value-type="float" office:value="498" calcext:value-type="float">
            <text:p>498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[.B223]+[.C223]+[.D223]"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lobal-function.service.ts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224]+[.C224]+[.D224]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lobal-variable.service.ts</text:p>
          </table:table-cell>
          <table:table-cell office:value-type="float" office:value="6678" calcext:value-type="float">
            <text:p>6678</text:p>
          </table:table-cell>
          <table:table-cell office:value-type="float" office:value="1258" calcext:value-type="float">
            <text:p>1258</text:p>
          </table:table-cell>
          <table:table-cell office:value-type="float" office:value="1291" calcext:value-type="float">
            <text:p>1291</text:p>
          </table:table-cell>
          <table:table-cell table:formula="of:=[.B225]+[.C225]+[.D225]" office:value-type="float" office:value="9227" calcext:value-type="float">
            <text:p>9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roups.component.css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26]+[.C226]+[.D226]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roups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227]+[.C227]+[.D227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groups.component.ts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B228]+[.C228]+[.D228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help.component.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29]+[.C229]+[.D229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30]+[.C230]+[.D230]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231]+[.C231]+[.D231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2]+[.C232]+[.D23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Installation Notes.md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B233]+[.C233]+[.D233]"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anding.component.css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B234]+[.C234]+[.D234]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anding.component.htm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35]+[.C235]+[.D235]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anding.component.ts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formula="of:=[.B236]+[.C236]+[.D236]" office:value-type="float" office:value="257" calcext:value-type="float">
            <text:p>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in.component.css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B237]+[.C237]+[.D237]"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in.component.htm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38]+[.C238]+[.D238]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in.component.ts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[.B239]+[.C239]+[.D239]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out.component.css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240]+[.C240]+[.D240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out.component.htm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1]+[.C241]+[.D241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logout.component.ts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[.B242]+[.C242]+[.D242]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odels.ts</text:p>
          </table:table-cell>
          <table:table-cell office:value-type="float" office:value="899" calcext:value-type="float">
            <text:p>899</text:p>
          </table:table-cell>
          <table:table-cell office:value-type="float" office:value="650" calcext:value-type="float">
            <text:p>650</text:p>
          </table:table-cell>
          <table:table-cell office:value-type="float" office:value="109" calcext:value-type="float">
            <text:p>109</text:p>
          </table:table-cell>
          <table:table-cell table:formula="of:=[.B243]+[.C243]+[.D243]" office:value-type="float" office:value="1658" calcext:value-type="float">
            <text:p>16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ermissions.component.css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244]+[.C244]+[.D244]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ermissions.component.html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45]+[.C245]+[.D245]"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ermissions.component.ts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B246]+[.C246]+[.D246]"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rofile.component.css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[.B247]+[.C247]+[.D247]"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rofile.component.html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48]+[.C248]+[.D248]"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myprofile.component.ts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formula="of:=[.B249]+[.C249]+[.D249]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pipe.filter.component.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50]+[.C250]+[.D250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preferences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formula="of:=[.B251]+[.C251]+[.D251]"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preferences.component.html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52]+[.C252]+[.D252]"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preferences.component.ts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[.B253]+[.C253]+[.D253]" office:value-type="float" office:value="202" calcext:value-type="float">
            <text:p>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roadmap.md</text:p>
          </table:table-cell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B254]+[.C254]+[.D254]"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delet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B255]+[.C255]+[.D255]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delete.component.htm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56]+[.C256]+[.D256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delete.component.ts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B257]+[.C257]+[.D257]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editor.component.css</text:p>
          </table:table-cell>
          <table:table-cell office:value-type="float" office:value="715" calcext:value-type="float">
            <text:p>715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table:formula="of:=[.B258]+[.C258]+[.D258]" office:value-type="float" office:value="932" calcext:value-type="float">
            <text:p>9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editor.component.html</text:p>
          </table:table-cell>
          <table:table-cell office:value-type="float" office:value="1362" calcext:value-type="float">
            <text:p>1362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formula="of:=[.B259]+[.C259]+[.D259]" office:value-type="float" office:value="1479" calcext:value-type="float">
            <text:p>14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hape.editor.component.ts</text:p>
          </table:table-cell>
          <table:table-cell office:value-type="float" office:value="596" calcext:value-type="float">
            <text:p>596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table:formula="of:=[.B260]+[.C260]+[.D260]"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B261]+[.C261]+[.D261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62]+[.C262]+[.D262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63]+[.C263]+[.D263]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editor.component.css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264]+[.C264]+[.D264]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editor.component.html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65]+[.C265]+[.D265]" office:value-type="float" office:value="274" calcext:value-type="float">
            <text:p>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editor.component.ts</text:p>
          </table:table-cell>
          <table:table-cell office:value-type="float" office:value="371" calcext:value-type="float">
            <text:p>37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formula="of:=[.B266]+[.C266]+[.D266]" office:value-type="float" office:value="537" calcext:value-type="float">
            <text:p>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single.component.c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67]+[.C267]+[.D267]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singl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68]+[.C268]+[.D268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licer.single.component.ts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269]+[.C269]+[.D269]"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tatusbar.component.css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70]+[.C270]+[.D270]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tatusbar.component.html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271]+[.C271]+[.D271]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tatusbar.component.ts</text:p>
          </table:table-cell>
          <table:table-cell office:value-type="float" office:value="367" calcext:value-type="float">
            <text:p>367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formula="of:=[.B272]+[.C272]+[.D272]" office:value-type="float" office:value="510" calcext:value-type="float">
            <text:p>5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ystemsettings.component.css</text:p>
          </table:table-cell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[.B273]+[.C273]+[.D273]"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ystemsettings.component.html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74]+[.C274]+[.D274]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systemsettings.component.ts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75]+[.C275]+[.D275]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B276]+[.C276]+[.D276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77]+[.C277]+[.D277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78]+[.C278]+[.D278]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editor.component.css</text:p>
          </table:table-cell>
          <table:table-cell office:value-type="float" office:value="173" calcext:value-type="float">
            <text:p>17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B279]+[.C279]+[.D279]" office:value-type="float" office:value="227" calcext:value-type="float">
            <text:p>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editor.component.html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280]+[.C280]+[.D280]" office:value-type="float" office:value="292" calcext:value-type="float">
            <text:p>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editor.component.ts</text:p>
          </table:table-cell>
          <table:table-cell office:value-type="float" office:value="251" calcext:value-type="float">
            <text:p>251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formula="of:=[.B281]+[.C281]+[.D281]" office:value-type="float" office:value="441" calcext:value-type="float">
            <text:p>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singl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B282]+[.C282]+[.D282]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single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83]+[.C283]+[.D283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able.single.component.ts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284]+[.C284]+[.D284]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85]+[.C285]+[.D285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86]+[.C286]+[.D286]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.palette.buttonbar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[.B287]+[.C287]+[.D287]"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.palette.buttonbar.component.html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288]+[.C288]+[.D288]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.palette.buttonbar.component.ts</text:p>
          </table:table-cell>
          <table:table-cell office:value-type="float" office:value="268" calcext:value-type="float">
            <text:p>26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[.B289]+[.C289]+[.D289]" office:value-type="float" office:value="441" calcext:value-type="float">
            <text:p>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s.component.css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B290]+[.C290]+[.D290]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s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B291]+[.C291]+[.D291]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users.component.ts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B292]+[.C292]+[.D292]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annotations.component.css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293]+[.C293]+[.D293]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annotations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94]+[.C294]+[.D294]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annotations.component.ts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95]+[.C295]+[.D295]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heckpoints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B296]+[.C296]+[.D296]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heckpoints.component.html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297]+[.C297]+[.D297]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heckpoints.component.ts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[.B298]+[.C298]+[.D298]" office:value-type="float" office:value="242" calcext:value-type="float">
            <text:p>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.component.css</text:p>
          </table:table-cell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formula="of:=[.B299]+[.C299]+[.D299]"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.component.html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300]+[.C300]+[.D300]"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container.component.ts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formula="of:=[.B301]+[.C301]+[.D301]"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lete.component.css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B302]+[.C302]+[.D302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lete.component.htm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303]+[.C303]+[.D303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lete.component.ts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304]+[.C304]+[.D304]"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scription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305]+[.C305]+[.D305]" office:value-type="float" office:value="159" calcext:value-type="float">
            <text:p>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scription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306]+[.C306]+[.D306]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description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307]+[.C307]+[.D307]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ditor.component Pre-Adv.css</text:p>
          </table:table-cell>
          <table:table-cell office:value-type="float" office:value="259" calcext:value-type="float">
            <text:p>25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[.B308]+[.C308]+[.D308]"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ditor.component Pre-Adv.html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[.B309]+[.C309]+[.D309]" office:value-type="float" office:value="455" calcext:value-type="float">
            <text:p>4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ditor.component Pre-Adv.ts</text:p>
          </table:table-cell>
          <table:table-cell office:value-type="float" office:value="603" calcext:value-type="float">
            <text:p>603</text:p>
          </table:table-cell>
          <table:table-cell office:value-type="float" office:value="127" calcext:value-type="float">
            <text:p>127</text:p>
          </table:table-cell>
          <table:table-cell office:value-type="float" office:value="173" calcext:value-type="float">
            <text:p>173</text:p>
          </table:table-cell>
          <table:table-cell table:formula="of:=[.B310]+[.C310]+[.D310]" office:value-type="float" office:value="903" calcext:value-type="float">
            <text:p>9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ditor.component.css</text:p>
          </table:table-cell>
          <table:table-cell office:value-type="float" office:value="259" calcext:value-type="float">
            <text:p>25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[.B311]+[.C311]+[.D311]" office:value-type="float" office:value="325" calcext:value-type="float">
            <text:p>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ditor.component.html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[.B312]+[.C312]+[.D312]" office:value-type="float" office:value="455" calcext:value-type="float">
            <text:p>4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ditor.component.ts</text:p>
          </table:table-cell>
          <table:table-cell office:value-type="float" office:value="603" calcext:value-type="float">
            <text:p>603</text:p>
          </table:table-cell>
          <table:table-cell office:value-type="float" office:value="127" calcext:value-type="float">
            <text:p>127</text:p>
          </table:table-cell>
          <table:table-cell office:value-type="float" office:value="173" calcext:value-type="float">
            <text:p>173</text:p>
          </table:table-cell>
          <table:table-cell table:formula="of:=[.B313]+[.C313]+[.D313]" office:value-type="float" office:value="903" calcext:value-type="float">
            <text:p>9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and.component.css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314]+[.C314]+[.D314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and.component.htm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15]+[.C315]+[.D315]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and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316]+[.C316]+[.D316]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ort.component.css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B317]+[.C317]+[.D317]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ort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18]+[.C318]+[.D318]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export.component.ts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B319]+[.C319]+[.D319]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links.component.css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320]+[.C320]+[.D320]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links.component.htm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321]+[.C321]+[.D321]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links.component.ts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[.B322]+[.C322]+[.D322]"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refresh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23]+[.C323]+[.D323]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refresh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4]+[.C324]+[.D324]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refresh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25]+[.C325]+[.D325]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single.component.css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6]+[.C326]+[.D326]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single.component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27]+[.C327]+[.D327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single.component.ts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[.B328]+[.C328]+[.D328]" office:value-type="float" office:value="196" calcext:value-type="float">
            <text:p>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ablist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329]+[.C329]+[.D329]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ablist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30]+[.C330]+[.D330]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ablist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331]+[.C331]+[.D331]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itle.component.css</text:p>
          </table:table-cell>
          <table:table-cell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formula="of:=[.B332]+[.C332]+[.D332]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itle.component.html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333]+[.C333]+[.D333]"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c/app/widget.title.component.ts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[.B334]+[.C334]+[.D334]"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/>
          <table:table-cell table:style-name="ce1" table:formula="of:=SUM([.B2:.B334])" office:value-type="float" office:value="65761" calcext:value-type="float">
            <text:p>65761</text:p>
          </table:table-cell>
          <table:table-cell table:style-name="ce1" table:formula="of:=SUM([.C2:.C334])" office:value-type="float" office:value="9529" calcext:value-type="float">
            <text:p>9529</text:p>
          </table:table-cell>
          <table:table-cell table:style-name="ce1" table:formula="of:=SUM([.D2:.D334])" office:value-type="float" office:value="11050" calcext:value-type="float">
            <text:p>11050</text:p>
          </table:table-cell>
          <table:table-cell table:style-name="ce1" table:formula="of:=SUM([.E2:.E334])" office:value-type="float" office:value="86340" calcext:value-type="float">
            <text:p>8634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7T20:11:25.290304264</dc:date>
    <dc:creator>Dr Jannie Immelman</dc:creator>
    <meta:editing-duration>PT4M53S</meta:editing-duration>
    <meta:editing-cycles>1</meta:editing-cycles>
    <meta:document-statistic meta:table-count="1" meta:cell-count="1673" meta:object-count="0"/>
    <meta:generator>LibreOffice/5.1.6.2$Linux_X86_64 LibreOffice_project/10m0$Build-2</meta:generator>
  </office:meta>
</office:document-meta>
</file>